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efba" officeooo:paragraph-rsid="0014efb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rsid="0016a001" officeooo:paragraph-rsid="0016a001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officeooo:rsid="0016a001" officeooo:paragraph-rsid="0016a001"/>
    </style:style>
    <style:style style:name="P5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officeooo:rsid="0018ff86" officeooo:paragraph-rsid="0018ff86"/>
    </style:style>
    <style:style style:name="P6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officeooo:paragraph-rsid="0018ff86"/>
    </style:style>
    <style:style style:name="T1" style:family="text">
      <style:text-properties officeooo:rsid="0018f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Symfony 3.4</text:p>
      <text:p text:style-name="P2">Criando as tabelas do banco de dados</text:p>
      <text:p text:style-name="P4"><text:bookmark text:name="c27a"/>$ bin/console doctrine:schema:create</text:p>
      <text:p text:style-name="P4">Atualizando as tabelas do banco de dados</text:p>
      <text:p text:style-name="P4">$ php bin/console doctrine:schema:update –force</text:p>
      <text:p text:style-name="P5">Criando controller</text:p>
      <text:p text:style-name="P6"><text:span text:style-name="T1">$ </text:span><text:bookmark text:name="db1a"/>bin/console generate:controller</text:p>
      <text:p text:style-name="P5">Criando Entity</text:p>
      <text:p text:style-name="P5"><text:bookmark text:name="a027"/>$ bin/console doctrine:generate:entity</text:p>
      <text:p text:style-name="P3"/>
      <text:p text:style-name="P5"/>
      <text:p text:style-name="P3"/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10:06.567312662</meta:creation-date>
    <dc:date>2019-02-14T18:13:51.433615617</dc:date>
    <meta:editing-duration>PT3M46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1" meta:paragraph-count="10" meta:word-count="35" meta:character-count="281" meta:non-whitespace-character-count="254"/>
  </office:meta>
</office:document-meta>
</file>